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28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0.6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4000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ffb66c"/>
    </style:style>
    <style:style style:name="ce3" style:family="table-cell" style:parent-style-name="Default">
      <style:table-cell-properties fo:background-color="#81aca6"/>
    </style:style>
    <style:style style:name="ce4" style:family="table-cell" style:parent-style-name="Default">
      <style:table-cell-properties fo:background-color="#f10d0c"/>
    </style:style>
    <style:style style:name="ce5" style:family="table-cell" style:parent-style-name="Default">
      <style:table-cell-properties fo:background-color="#e16173"/>
    </style:style>
    <style:style style:name="ce15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f972f"/>
    </style:style>
    <style:style style:name="ce7" style:family="table-cell" style:parent-style-name="Default">
      <style:table-cell-properties fo:background-color="#ff3838"/>
    </style:style>
    <style:style style:name="ce18" style:family="table-cell" style:parent-style-name="Default">
      <style:table-cell-properties fo:background-color="#ea7500"/>
    </style:style>
    <style:style style:name="ce6" style:family="table-cell" style:parent-style-name="Default">
      <style:table-cell-properties fo:background-color="#729fcf"/>
    </style:style>
    <style:style style:name="ce20" style:family="table-cell" style:parent-style-name="Default">
      <style:table-cell-properties fo:background-color="#ffde59"/>
    </style:style>
    <style:style style:name="ce21" style:family="table-cell" style:parent-style-name="Default">
      <style:table-cell-properties fo:background-color="#6b5e9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MAT A</text:p>
          </table:table-cell>
          <table:table-cell table:number-columns-repeated="4"/>
          <table:table-cell office:value-type="string" calcext:value-type="string">
            <text:p>MAT B</text:p>
          </table:table-cell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A11</text:p>
          </table:table-cell>
          <table:table-cell/>
          <table:table-cell office:value-type="string" calcext:value-type="string">
            <text:p>A12</text:p>
          </table:table-cell>
          <table:table-cell table:number-columns-repeated="2"/>
          <table:table-cell office:value-type="string" calcext:value-type="string">
            <text:p>B11</text:p>
          </table:table-cell>
          <table:table-cell/>
          <table:table-cell office:value-type="string" calcext:value-type="string">
            <text:p>B12</text:p>
          </table:table-cell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A21</text:p>
          </table:table-cell>
          <table:table-cell/>
          <table:table-cell office:value-type="string" calcext:value-type="string">
            <text:p>A22</text:p>
          </table:table-cell>
          <table:table-cell table:number-columns-repeated="2"/>
          <table:table-cell office:value-type="string" calcext:value-type="string">
            <text:p>B21</text:p>
          </table:table-cell>
          <table:table-cell/>
          <table:table-cell office:value-type="string" calcext:value-type="string">
            <text:p>B22</text:p>
          </table:table-cell>
          <table:table-cell table:number-columns-repeated="1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IRECT MULT</text:p>
          </table:table-cell>
          <table:table-cell table:number-columns-repeated="4"/>
          <table:table-cell office:value-type="string" calcext:value-type="string">
            <text:p>BLOCK MULT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number-matrix-columns-spanned="4" table:number-matrix-rows-spanned="4" table:formula="of:=MMULT([.D6:.G9];[.I6:.L9])"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/>
          <table:table-cell table:number-matrix-columns-spanned="2" table:number-matrix-rows-spanned="2" table:formula="of:=MMULT([.D6:.E7];[.I6:.J7])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matrix-columns-spanned="2" table:number-matrix-rows-spanned="2" table:formula="of:=MMULT([.F6:.G7];[.I8:.J9])"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/>
          <table:table-cell table:number-matrix-columns-spanned="2" table:number-matrix-rows-spanned="2" table:formula="of:=MMULT([.D6:.E7];[.K6:.L7]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matrix-columns-spanned="2" table:number-matrix-rows-spanned="2" table:formula="of:=MMULT([.F6:.G7];[.K8:.L9])"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114" calcext:value-type="float">
            <text:p>114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/>
          <table:table-cell table:number-matrix-columns-spanned="2" table:number-matrix-rows-spanned="2" table:formula="of:=MMULT([.D8:.E9];[.I6:.J7])"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table:number-matrix-columns-spanned="2" table:number-matrix-rows-spanned="2" table:formula="of:=MMULT([.F8:.G9];[.I8:.J9])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table:number-matrix-columns-spanned="2" table:number-matrix-rows-spanned="2" table:formula="of:=MMULT([.D8:.E9];[.K6:.L7])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matrix-columns-spanned="2" table:number-matrix-rows-spanned="2" table:formula="of:=MMULT([.F8:.G9];[.K8:.L9])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ADDED</text:p>
          </table:table-cell>
          <table:table-cell table:number-columns-repeated="4"/>
          <table:table-cell office:value-type="string" calcext:value-type="string">
            <text:p>ADDED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R11</text:p>
          </table:table-cell>
          <table:table-cell table:style-name="ce1" table:formula="of:=SUM([.I15];[.K15])" office:value-type="float" office:value="72" calcext:value-type="float">
            <text:p>72</text:p>
          </table:table-cell>
          <table:table-cell table:style-name="ce1" table:formula="of:=SUM([.J15];[.L15])"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R12</text:p>
          </table:table-cell>
          <table:table-cell table:style-name="ce6" table:formula="of:=SUM([.N15];[.P15])" office:value-type="float" office:value="55" calcext:value-type="float">
            <text:p>55</text:p>
          </table:table-cell>
          <table:table-cell table:style-name="ce6" table:formula="of:=SUM([.O15];[.Q15])"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1" table:formula="of:=SUM([.I16];[.K16])" office:value-type="float" office:value="120" calcext:value-type="float">
            <text:p>120</text:p>
          </table:table-cell>
          <table:table-cell table:style-name="ce1" table:formula="of:=SUM([.J16];[.L16])" office:value-type="float" office:value="98" calcext:value-type="float">
            <text:p>98</text:p>
          </table:table-cell>
          <table:table-cell table:number-columns-repeated="3"/>
          <table:table-cell table:style-name="ce6" table:formula="of:=SUM([.N16];[.P16])" office:value-type="float" office:value="81" calcext:value-type="float">
            <text:p>81</text:p>
          </table:table-cell>
          <table:table-cell table:style-name="ce6" table:formula="of:=SUM([.O16];[.Q16])"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7"/>
          <table:table-cell office:value-type="string" calcext:value-type="string">
            <text:p>R21</text:p>
          </table:table-cell>
          <table:table-cell table:style-name="ce5" table:formula="of:=SUM([.I18];[.K18])" office:value-type="float" office:value="88" calcext:value-type="float">
            <text:p>88</text:p>
          </table:table-cell>
          <table:table-cell table:style-name="ce5" table:formula="of:=SUM([.J18];[.L18])"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R22</text:p>
          </table:table-cell>
          <table:table-cell table:style-name="ce7" table:formula="of:=SUM([.N18];[.P18])" office:value-type="float" office:value="43" calcext:value-type="float">
            <text:p>43</text:p>
          </table:table-cell>
          <table:table-cell table:style-name="ce7" table:formula="of:=SUM([.O18];[.Q18])"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5" table:formula="of:=SUM([.I19];[.K19])" office:value-type="float" office:value="136" calcext:value-type="float">
            <text:p>136</text:p>
          </table:table-cell>
          <table:table-cell table:style-name="ce5" table:formula="of:=SUM([.J19];[.L19])" office:value-type="float" office:value="114" calcext:value-type="float">
            <text:p>114</text:p>
          </table:table-cell>
          <table:table-cell table:number-columns-repeated="3"/>
          <table:table-cell table:style-name="ce7" table:formula="of:=SUM([.N19];[.P19])" office:value-type="float" office:value="69" calcext:value-type="float">
            <text:p>69</text:p>
          </table:table-cell>
          <table:table-cell table:style-name="ce7" table:formula="of:=SUM([.O19];[.Q19])" office:value-type="float" office:value="77" calcext:value-type="float">
            <text:p>77</text:p>
          </table:table-cell>
          <table:table-cell table:number-columns-repeated="8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IN HEX</text:p>
          </table:table-cell>
          <table:table-cell table:number-columns-repeated="4"/>
          <table:table-cell office:value-type="string" calcext:value-type="string">
            <text:p>IN HEX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R11</text:p>
          </table:table-cell>
          <table:table-cell table:formula="of:=DEC2HEX([.I23])" office:value-type="string" office:string-value="48" calcext:value-type="string">
            <text:p>48</text:p>
          </table:table-cell>
          <table:table-cell table:formula="of:=DEC2HEX([.J23])" office:value-type="string" office:string-value="3A" calcext:value-type="string">
            <text:p>3A</text:p>
          </table:table-cell>
          <table:table-cell table:number-columns-repeated="2"/>
          <table:table-cell office:value-type="string" calcext:value-type="string">
            <text:p>R12</text:p>
          </table:table-cell>
          <table:table-cell table:formula="of:=DEC2HEX([.N23])" office:value-type="string" office:string-value="37" calcext:value-type="string">
            <text:p>37</text:p>
          </table:table-cell>
          <table:table-cell table:formula="of:=DEC2HEX([.O23])" office:value-type="string" office:string-value="43" calcext:value-type="string">
            <text:p>43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DEC2HEX([.I24])" office:value-type="string" office:string-value="78" calcext:value-type="string">
            <text:p>78</text:p>
          </table:table-cell>
          <table:table-cell table:formula="of:=DEC2HEX([.J24])" office:value-type="string" office:string-value="62" calcext:value-type="string">
            <text:p>62</text:p>
          </table:table-cell>
          <table:table-cell table:number-columns-repeated="3"/>
          <table:table-cell table:formula="of:=DEC2HEX([.N24])" office:value-type="string" office:string-value="51" calcext:value-type="string">
            <text:p>51</text:p>
          </table:table-cell>
          <table:table-cell table:formula="of:=DEC2HEX([.O24])" office:value-type="string" office:string-value="61" calcext:value-type="string">
            <text:p>61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7"/>
          <table:table-cell office:value-type="string" calcext:value-type="string">
            <text:p>R21</text:p>
          </table:table-cell>
          <table:table-cell table:formula="of:=DEC2HEX([.I26])" office:value-type="string" office:string-value="58" calcext:value-type="string">
            <text:p>58</text:p>
          </table:table-cell>
          <table:table-cell table:formula="of:=DEC2HEX([.J26])" office:value-type="string" office:string-value="4A" calcext:value-type="string">
            <text:p>4A</text:p>
          </table:table-cell>
          <table:table-cell table:number-columns-repeated="2"/>
          <table:table-cell office:value-type="string" calcext:value-type="string">
            <text:p>R22</text:p>
          </table:table-cell>
          <table:table-cell table:formula="of:=DEC2HEX([.N26])" office:value-type="string" office:string-value="2B" calcext:value-type="string">
            <text:p>2B</text:p>
          </table:table-cell>
          <table:table-cell table:formula="of:=DEC2HEX([.O26])" office:value-type="string" office:string-value="2F" calcext:value-type="string">
            <text:p>2F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DEC2HEX([.I27])" office:value-type="string" office:string-value="88" calcext:value-type="string">
            <text:p>88</text:p>
          </table:table-cell>
          <table:table-cell table:formula="of:=DEC2HEX([.J27])" office:value-type="string" office:string-value="72" calcext:value-type="string">
            <text:p>72</text:p>
          </table:table-cell>
          <table:table-cell table:number-columns-repeated="3"/>
          <table:table-cell table:formula="of:=DEC2HEX([.N27])" office:value-type="string" office:string-value="45" calcext:value-type="string">
            <text:p>45</text:p>
          </table:table-cell>
          <table:table-cell table:formula="of:=DEC2HEX([.O27])" office:value-type="string" office:string-value="4D" calcext:value-type="string">
            <text:p>4D</text:p>
          </table:table-cell>
          <table:table-cell table:number-columns-repeated="8"/>
        </table:table-row>
        <table:table-row table:style-name="ro1" table:number-rows-repeated="15">
          <table:table-cell table:number-columns-repeated="23"/>
        </table:table-row>
        <table:table-row table:style-name="ro1">
          <table:table-cell table:number-columns-repeated="7"/>
          <table:table-cell office:value-type="string" calcext:value-type="string">
            <text:p>MAT A</text:p>
          </table:table-cell>
          <table:table-cell table:number-columns-repeated="9"/>
          <table:table-cell office:value-type="string" calcext:value-type="string">
            <text:p>MAT B</text:p>
          </table:table-cell>
          <table:table-cell table:number-columns-repeated="5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4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6"/>
          <table:table-cell office:value-type="string" calcext:value-type="string">
            <text:p>Direct Mult</text:p>
          </table:table-cell>
          <table:table-cell table:number-columns-repeated="8"/>
          <table:table-cell office:value-type="string" calcext:value-type="string">
            <text:p>BLOCK MULT</text:p>
          </table:table-cell>
          <table:table-cell office:value-type="string" calcext:value-type="string">
            <text:p>PARTIAL PRODUCT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4"/>
          <table:table-cell table:style-name="ce1" table:number-matrix-columns-spanned="8" table:number-matrix-rows-spanned="8" table:formula="of:=MMULT([.E56:.L63];[.O56:.V63])" office:value-type="float" office:value="148" calcext:value-type="float">
            <text:p>148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12" calcext:value-type="float">
            <text:p>112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76" calcext:value-type="float">
            <text:p>176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112" calcext:value-type="float">
            <text:p>112</text:p>
          </table:table-cell>
          <table:table-cell table:number-columns-repeated="2"/>
          <table:table-cell table:number-matrix-columns-spanned="4" table:number-matrix-rows-spanned="4" table:formula="of:=MMULT([.E56:.H59];[.O56:.R59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/>
          <table:table-cell table:number-matrix-columns-spanned="4" table:number-matrix-rows-spanned="4" table:formula="of:=MMULT([.I56:.L59];[.O60:.R63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4"/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92" calcext:value-type="float">
            <text:p>192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92" calcext:value-type="float">
            <text:p>192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style-name="ce1" office:value-type="float" office:value="84" calcext:value-type="float">
            <text:p>84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76" calcext:value-type="float">
            <text:p>176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76" calcext:value-type="float">
            <text:p>17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4"/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56" calcext:value-type="float">
            <text:p>256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92" calcext:value-type="float">
            <text:p>192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float" office:value="256" calcext:value-type="float">
            <text:p>256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4"/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112" calcext:value-type="float">
            <text:p>112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176" calcext:value-type="float">
            <text:p>176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112" calcext:value-type="float">
            <text:p>112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92" calcext:value-type="float">
            <text:p>192</text:p>
          </table:table-cell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256" calcext:value-type="float">
            <text:p>256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192" calcext:value-type="float">
            <text:p>192</text:p>
          </table:table-cell>
          <table:table-cell table:number-columns-repeated="2"/>
          <table:table-cell table:number-matrix-columns-spanned="4" table:number-matrix-rows-spanned="4" table:formula="of:=MMULT([.E56:.H59];[.S56:.V59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/>
          <table:table-cell table:number-matrix-columns-spanned="4" table:number-matrix-rows-spanned="4" table:formula="of:=MMULT([.I56:.L59];[.S60:.V63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4"/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76" calcext:value-type="float">
            <text:p>176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176" calcext:value-type="float">
            <text:p>17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256" calcext:value-type="float">
            <text:p>256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192" calcext:value-type="float">
            <text:p>192</text:p>
          </table:table-cell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256" calcext:value-type="float">
            <text:p>25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14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4"/>
          <table:table-cell table:number-matrix-columns-spanned="4" table:number-matrix-rows-spanned="4" table:formula="of:=MMULT([.E60:.H63];[.O56:.R59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/>
          <table:table-cell table:number-matrix-columns-spanned="4" table:number-matrix-rows-spanned="4" table:formula="of:=MMULT([.I60:.L63];[.O60:.R63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14"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14"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14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4"/>
          <table:table-cell table:number-matrix-columns-spanned="4" table:number-matrix-rows-spanned="4" table:formula="of:=MMULT([.E60:.H63];[.S56:.V59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/>
          <table:table-cell table:number-matrix-columns-spanned="4" table:number-matrix-rows-spanned="4" table:formula="of:=MMULT([.I60:.L63];[.S60:.V63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14"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14"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14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5"/>
          <table:table-cell office:value-type="string" calcext:value-type="string">
            <text:p>AFTER ADDING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 calcext:value-type="string">
            <text:p>R11</text:p>
          </table:table-cell>
          <table:table-cell table:style-name="ce1" table:formula="of:=SUM([.O72];[.T72])" office:value-type="float" office:value="148" calcext:value-type="float">
            <text:p>148</text:p>
          </table:table-cell>
          <table:table-cell table:style-name="ce1" table:formula="of:=SUM([.P72];[.U72])" office:value-type="float" office:value="176" calcext:value-type="float">
            <text:p>176</text:p>
          </table:table-cell>
          <table:table-cell table:style-name="ce1" table:formula="of:=SUM([.Q72];[.V72])" office:value-type="float" office:value="84" calcext:value-type="float">
            <text:p>84</text:p>
          </table:table-cell>
          <table:table-cell table:style-name="ce1" table:formula="of:=SUM([.R72];[.W72])" office:value-type="float" office:value="112" calcext:value-type="float">
            <text:p>112</text:p>
          </table:table-cell>
          <table:table-cell office:value-type="string" calcext:value-type="string">
            <text:p>R12</text:p>
          </table:table-cell>
          <table:table-cell table:style-name="ce15" table:formula="of:=SUM([.O77];[.T77])" office:value-type="float" office:value="148" calcext:value-type="float">
            <text:p>148</text:p>
          </table:table-cell>
          <table:table-cell table:style-name="ce15" table:formula="of:=SUM([.P77];[.U77])" office:value-type="float" office:value="176" calcext:value-type="float">
            <text:p>176</text:p>
          </table:table-cell>
          <table:table-cell table:style-name="ce15" table:formula="of:=SUM([.Q77];[.V77])" office:value-type="float" office:value="84" calcext:value-type="float">
            <text:p>84</text:p>
          </table:table-cell>
          <table:table-cell table:style-name="ce15" table:formula="of:=SUM([.R77];[.W77])" office:value-type="float" office:value="112" calcext:value-type="float">
            <text:p>112</text:p>
          </table:table-cell>
        </table:table-row>
        <table:table-row table:style-name="ro1">
          <table:table-cell table:number-columns-repeated="14"/>
          <table:table-cell table:style-name="ce1" table:formula="of:=SUM([.O73];[.T73])" office:value-type="float" office:value="212" calcext:value-type="float">
            <text:p>212</text:p>
          </table:table-cell>
          <table:table-cell table:style-name="ce1" table:formula="of:=SUM([.P73];[.U73])" office:value-type="float" office:value="256" calcext:value-type="float">
            <text:p>256</text:p>
          </table:table-cell>
          <table:table-cell table:style-name="ce1" table:formula="of:=SUM([.Q73];[.V73])" office:value-type="float" office:value="148" calcext:value-type="float">
            <text:p>148</text:p>
          </table:table-cell>
          <table:table-cell table:style-name="ce1" table:formula="of:=SUM([.R73];[.W73])" office:value-type="float" office:value="192" calcext:value-type="float">
            <text:p>192</text:p>
          </table:table-cell>
          <table:table-cell/>
          <table:table-cell table:style-name="ce15" table:formula="of:=SUM([.O78];[.T78])" office:value-type="float" office:value="212" calcext:value-type="float">
            <text:p>212</text:p>
          </table:table-cell>
          <table:table-cell table:style-name="ce15" table:formula="of:=SUM([.P78];[.U78])" office:value-type="float" office:value="256" calcext:value-type="float">
            <text:p>256</text:p>
          </table:table-cell>
          <table:table-cell table:style-name="ce15" table:formula="of:=SUM([.Q78];[.V78])" office:value-type="float" office:value="148" calcext:value-type="float">
            <text:p>148</text:p>
          </table:table-cell>
          <table:table-cell table:style-name="ce15" table:formula="of:=SUM([.R78];[.W78])" office:value-type="float" office:value="192" calcext:value-type="float">
            <text:p>192</text:p>
          </table:table-cell>
        </table:table-row>
        <table:table-row table:style-name="ro1">
          <table:table-cell table:number-columns-repeated="14"/>
          <table:table-cell table:style-name="ce1" table:formula="of:=SUM([.O74];[.T74])" office:value-type="float" office:value="84" calcext:value-type="float">
            <text:p>84</text:p>
          </table:table-cell>
          <table:table-cell table:style-name="ce1" table:formula="of:=SUM([.P74];[.U74])" office:value-type="float" office:value="112" calcext:value-type="float">
            <text:p>112</text:p>
          </table:table-cell>
          <table:table-cell table:style-name="ce1" table:formula="of:=SUM([.Q74];[.V74])" office:value-type="float" office:value="148" calcext:value-type="float">
            <text:p>148</text:p>
          </table:table-cell>
          <table:table-cell table:style-name="ce1" table:formula="of:=SUM([.R74];[.W74])" office:value-type="float" office:value="176" calcext:value-type="float">
            <text:p>176</text:p>
          </table:table-cell>
          <table:table-cell/>
          <table:table-cell table:style-name="ce15" table:formula="of:=SUM([.O79];[.T79])" office:value-type="float" office:value="84" calcext:value-type="float">
            <text:p>84</text:p>
          </table:table-cell>
          <table:table-cell table:style-name="ce15" table:formula="of:=SUM([.P79];[.U79])" office:value-type="float" office:value="112" calcext:value-type="float">
            <text:p>112</text:p>
          </table:table-cell>
          <table:table-cell table:style-name="ce15" table:formula="of:=SUM([.Q79];[.V79])" office:value-type="float" office:value="148" calcext:value-type="float">
            <text:p>148</text:p>
          </table:table-cell>
          <table:table-cell table:style-name="ce15" table:formula="of:=SUM([.R79];[.W79])" office:value-type="float" office:value="176" calcext:value-type="float">
            <text:p>176</text:p>
          </table:table-cell>
        </table:table-row>
        <table:table-row table:style-name="ro1">
          <table:table-cell table:number-columns-repeated="14"/>
          <table:table-cell table:style-name="ce1" table:formula="of:=SUM([.O75];[.T75])" office:value-type="float" office:value="148" calcext:value-type="float">
            <text:p>148</text:p>
          </table:table-cell>
          <table:table-cell table:style-name="ce1" table:formula="of:=SUM([.P75];[.U75])" office:value-type="float" office:value="192" calcext:value-type="float">
            <text:p>192</text:p>
          </table:table-cell>
          <table:table-cell table:style-name="ce1" table:formula="of:=SUM([.Q75];[.V75])" office:value-type="float" office:value="212" calcext:value-type="float">
            <text:p>212</text:p>
          </table:table-cell>
          <table:table-cell table:style-name="ce1" table:formula="of:=SUM([.R75];[.W75])" office:value-type="float" office:value="256" calcext:value-type="float">
            <text:p>256</text:p>
          </table:table-cell>
          <table:table-cell/>
          <table:table-cell table:style-name="ce15" table:formula="of:=SUM([.O80];[.T80])" office:value-type="float" office:value="148" calcext:value-type="float">
            <text:p>148</text:p>
          </table:table-cell>
          <table:table-cell table:style-name="ce15" table:formula="of:=SUM([.P80];[.U80])" office:value-type="float" office:value="192" calcext:value-type="float">
            <text:p>192</text:p>
          </table:table-cell>
          <table:table-cell table:style-name="ce15" table:formula="of:=SUM([.Q80];[.V80])" office:value-type="float" office:value="212" calcext:value-type="float">
            <text:p>212</text:p>
          </table:table-cell>
          <table:table-cell table:style-name="ce15" table:formula="of:=SUM([.R80];[.W80])" office:value-type="float" office:value="256" calcext:value-type="float">
            <text:p>256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3"/>
          <table:table-cell office:value-type="string" calcext:value-type="string">
            <text:p>R21</text:p>
          </table:table-cell>
          <table:table-cell table:style-name="ce20" table:formula="of:=SUM([.O82];[.T82])" office:value-type="float" office:value="148" calcext:value-type="float">
            <text:p>148</text:p>
          </table:table-cell>
          <table:table-cell table:style-name="ce20" table:formula="of:=SUM([.P82];[.U82])" office:value-type="float" office:value="176" calcext:value-type="float">
            <text:p>176</text:p>
          </table:table-cell>
          <table:table-cell table:style-name="ce20" table:formula="of:=SUM([.Q82];[.V82])" office:value-type="float" office:value="84" calcext:value-type="float">
            <text:p>84</text:p>
          </table:table-cell>
          <table:table-cell table:style-name="ce20" table:formula="of:=SUM([.R82];[.W82])" office:value-type="float" office:value="112" calcext:value-type="float">
            <text:p>112</text:p>
          </table:table-cell>
          <table:table-cell office:value-type="string" calcext:value-type="string">
            <text:p>R22</text:p>
          </table:table-cell>
          <table:table-cell table:style-name="ce21" table:formula="of:=SUM([.O87];[.T87])" office:value-type="float" office:value="148" calcext:value-type="float">
            <text:p>148</text:p>
          </table:table-cell>
          <table:table-cell table:style-name="ce21" table:formula="of:=SUM([.P87];[.U87])" office:value-type="float" office:value="176" calcext:value-type="float">
            <text:p>176</text:p>
          </table:table-cell>
          <table:table-cell table:style-name="ce21" table:formula="of:=SUM([.Q87];[.V87])" office:value-type="float" office:value="84" calcext:value-type="float">
            <text:p>84</text:p>
          </table:table-cell>
          <table:table-cell table:style-name="ce21" table:formula="of:=SUM([.R87];[.W87])" office:value-type="float" office:value="112" calcext:value-type="float">
            <text:p>112</text:p>
          </table:table-cell>
        </table:table-row>
        <table:table-row table:style-name="ro1">
          <table:table-cell table:number-columns-repeated="14"/>
          <table:table-cell table:style-name="ce20" table:formula="of:=SUM([.O83];[.T83])" office:value-type="float" office:value="212" calcext:value-type="float">
            <text:p>212</text:p>
          </table:table-cell>
          <table:table-cell table:style-name="ce20" table:formula="of:=SUM([.P83];[.U83])" office:value-type="float" office:value="256" calcext:value-type="float">
            <text:p>256</text:p>
          </table:table-cell>
          <table:table-cell table:style-name="ce20" table:formula="of:=SUM([.Q83];[.V83])" office:value-type="float" office:value="148" calcext:value-type="float">
            <text:p>148</text:p>
          </table:table-cell>
          <table:table-cell table:style-name="ce20" table:formula="of:=SUM([.R83];[.W83])" office:value-type="float" office:value="192" calcext:value-type="float">
            <text:p>192</text:p>
          </table:table-cell>
          <table:table-cell/>
          <table:table-cell table:style-name="ce21" table:formula="of:=SUM([.O88];[.T88])" office:value-type="float" office:value="212" calcext:value-type="float">
            <text:p>212</text:p>
          </table:table-cell>
          <table:table-cell table:style-name="ce21" table:formula="of:=SUM([.P88];[.U88])" office:value-type="float" office:value="256" calcext:value-type="float">
            <text:p>256</text:p>
          </table:table-cell>
          <table:table-cell table:style-name="ce21" table:formula="of:=SUM([.Q88];[.V88])" office:value-type="float" office:value="148" calcext:value-type="float">
            <text:p>148</text:p>
          </table:table-cell>
          <table:table-cell table:style-name="ce21" table:formula="of:=SUM([.R88];[.W88])" office:value-type="float" office:value="192" calcext:value-type="float">
            <text:p>192</text:p>
          </table:table-cell>
        </table:table-row>
        <table:table-row table:style-name="ro1">
          <table:table-cell table:number-columns-repeated="14"/>
          <table:table-cell table:style-name="ce20" table:formula="of:=SUM([.O84];[.T84])" office:value-type="float" office:value="84" calcext:value-type="float">
            <text:p>84</text:p>
          </table:table-cell>
          <table:table-cell table:style-name="ce20" table:formula="of:=SUM([.P84];[.U84])" office:value-type="float" office:value="112" calcext:value-type="float">
            <text:p>112</text:p>
          </table:table-cell>
          <table:table-cell table:style-name="ce20" table:formula="of:=SUM([.Q84];[.V84])" office:value-type="float" office:value="148" calcext:value-type="float">
            <text:p>148</text:p>
          </table:table-cell>
          <table:table-cell table:style-name="ce20" table:formula="of:=SUM([.R84];[.W84])" office:value-type="float" office:value="176" calcext:value-type="float">
            <text:p>176</text:p>
          </table:table-cell>
          <table:table-cell/>
          <table:table-cell table:style-name="ce21" table:formula="of:=SUM([.O89];[.T89])" office:value-type="float" office:value="84" calcext:value-type="float">
            <text:p>84</text:p>
          </table:table-cell>
          <table:table-cell table:style-name="ce21" table:formula="of:=SUM([.P89];[.U89])" office:value-type="float" office:value="112" calcext:value-type="float">
            <text:p>112</text:p>
          </table:table-cell>
          <table:table-cell table:style-name="ce21" table:formula="of:=SUM([.Q89];[.V89])" office:value-type="float" office:value="148" calcext:value-type="float">
            <text:p>148</text:p>
          </table:table-cell>
          <table:table-cell table:style-name="ce21" table:formula="of:=SUM([.R89];[.W89])" office:value-type="float" office:value="176" calcext:value-type="float">
            <text:p>176</text:p>
          </table:table-cell>
        </table:table-row>
        <table:table-row table:style-name="ro1">
          <table:table-cell table:number-columns-repeated="14"/>
          <table:table-cell table:style-name="ce20" table:formula="of:=SUM([.O85];[.T85])" office:value-type="float" office:value="148" calcext:value-type="float">
            <text:p>148</text:p>
          </table:table-cell>
          <table:table-cell table:style-name="ce20" table:formula="of:=SUM([.P85];[.U85])" office:value-type="float" office:value="192" calcext:value-type="float">
            <text:p>192</text:p>
          </table:table-cell>
          <table:table-cell table:style-name="ce20" table:formula="of:=SUM([.Q85];[.V85])" office:value-type="float" office:value="212" calcext:value-type="float">
            <text:p>212</text:p>
          </table:table-cell>
          <table:table-cell table:style-name="ce20" table:formula="of:=SUM([.R85];[.W85])" office:value-type="float" office:value="256" calcext:value-type="float">
            <text:p>256</text:p>
          </table:table-cell>
          <table:table-cell/>
          <table:table-cell table:style-name="ce21" table:formula="of:=SUM([.O90];[.T90])" office:value-type="float" office:value="148" calcext:value-type="float">
            <text:p>148</text:p>
          </table:table-cell>
          <table:table-cell table:style-name="ce21" table:formula="of:=SUM([.P90];[.U90])" office:value-type="float" office:value="192" calcext:value-type="float">
            <text:p>192</text:p>
          </table:table-cell>
          <table:table-cell table:style-name="ce21" table:formula="of:=SUM([.Q90];[.V90])" office:value-type="float" office:value="212" calcext:value-type="float">
            <text:p>212</text:p>
          </table:table-cell>
          <table:table-cell table:style-name="ce21" table:formula="of:=SUM([.R90];[.W90])" office:value-type="float" office:value="256" calcext:value-type="float">
            <text:p>2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3">00/00/0000</text:date>, <text:time style:data-style-name="N2" text:time-value="12:47:27.5133596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1T10:35:34.173858985</meta:creation-date>
    <dc:date>2025-07-13T18:23:39.160686466</dc:date>
    <meta:editing-duration>PT7H15M10S</meta:editing-duration>
    <meta:editing-cycles>6</meta:editing-cycles>
    <meta:generator>LibreOffice/25.2.2.2$Linux_X86_64 LibreOffice_project/520$Build-2</meta:generator>
    <meta:document-statistic meta:table-count="1" meta:cell-count="530" meta:object-count="0"/>
  </office:meta>
</office:document-meta>
</file>